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P1" style:family="paragraph" style:parent-style-name="Standard">
      <style:text-properties style:font-name="Montserrat" style:font-name-asian="Montserrat1" style:font-name-complex="Montserrat1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style:font-name="Montserrat" fo:font-weight="bold" style:font-name-asian="Montserrat1" style:font-weight-asian="bold" style:font-name-complex="Montserrat1"/>
    </style:style>
    <style:style style:name="T2" style:family="text">
      <style:text-properties style:font-name="Montserrat" style:font-name-asian="Montserrat1" style:font-name-complex="Montserrat1"/>
    </style:style>
    <style:style style:name="T3" style:family="text">
      <style:text-properties style:font-name="Courier New" style:font-name-asian="Courier New1" style:font-name-complex="Courier New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Zadanie 1</text:span></text:p>
      <text:p text:style-name="Standard"><text:span text:style-name="T2">Przygotuj klasy prostokąt, koło i trójkąt, posiadające właściwości konieczne do obliczenia pola tych figur. </text:span></text:p>
      <text:p text:style-name="P1"/>
      <text:p text:style-name="P1"/>
      <text:p text:style-name="Standard"><text:span text:style-name="T1">Zadanie 2</text:span></text:p>
      <text:p text:style-name="Standard"><text:span text:style-name="T2">Przygotuj klasę Student, która przyjmie rok urodzenia oraz imię. Klasa ta powinna posiadać metody umożliwiające odpowiedź na pytanie ile student ma lat. Skorzystaj z: </text:span></text:p>
      <text:p text:style-name="Standard"><text:span text:style-name="T2"><text:line-break/></text:span><text:span text:style-name="T3">from datetime import datetime</text:span></text:p>
      <text:p text:style-name="Standard"><text:span text:style-name="T3">today = datetime.today()</text:span></text:p>
      <text:p text:style-name="Standard"><text:span text:style-name="T3">today.year</text:span></text:p>
      <text:p text:style-name="P1"/>
      <text:p text:style-name="P1"/>
      <text:p text:style-name="Standard"><text:span text:style-name="T1">Zadanie 3</text:span></text:p>
      <text:p text:style-name="Standard"><text:span text:style-name="T2">Przygotuj klasę Odcinek, która w konstruktorze będzie odbierała dwa obiekty klasy Punkt posiadające współrzędne X i Y. Klasa Odcinek powinna posiadać metodę służącą do obliczania jego długości. </text:span></text:p>
      <text:p text:style-name="P1"/>
      <text:p text:style-name="P1"/>
      <text:p text:style-name="Standard"><text:span text:style-name="T1">Zadanie 4</text:span></text:p>
      <text:p text:style-name="Standard"><text:span text:style-name="T2">Przygotuj klasę </text:span><text:span text:style-name="T1">Worker</text:span><text:span text:style-name="T2">. Klasa ta powinna przechowywać informację o imieniu, nazwisku oraz o stawce godzinowej pracownika. Stawka godzinowa powinna być polem prywatnym. Dostęp do tego pola jest możliwy poprzez metody </text:span><text:span text:style-name="T1">get_brutto_hourly_rate</text:span><text:span text:style-name="T2">() oraz </text:span><text:span text:style-name="T1">get_netto_hourly_rate</text:span><text:span text:style-name="T2">(). W przypadku netto, wartość stawki powinna być pomniejszana o 19%.</text:span></text:p>
      <text:p text:style-name="P1"/>
      <text:p text:style-name="P1"/>
      <text:p text:style-name="Standard"><text:span text:style-name="T1">Zadanie 5</text:span></text:p>
      <text:p text:style-name="Standard"><text:span text:style-name="T2">Utwórz klasę </text:span><text:span text:style-name="T1">Schedule. </text:span><text:span text:style-name="T2">Klasa ta powinna posiadać metodę </text:span></text:p>
      <text:p text:style-name="Standard"><text:span text:style-name="T1">log_time(employee:Worker, minutes:int)</text:span><text:span text:style-name="T2">, której zadaniem będzie zbieranie informacji o czasie pracy poszczególnych pracowników. Klasa ta powinna posiadać także metody umożliwiające zwrócenie informacji o tym ile czasu pracowali poszczególni pracownicy oraz ile im się należy za tę pracę pieniędzy. </text:span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l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pl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171" meta:character-count="1267" meta:non-whitespace-character-count="1104"/>
    <meta:generator>LibreOfficeDev/6.0.5.2$Linux_X86_64 LibreOffice_project/</meta:generator>
  </office:meta>
</office:document-meta>
</file>